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 style:master-page-name="MP0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9d0f9" officeooo:paragraph-rsid="0019d0f9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bb20c" officeooo:paragraph-rsid="001bb20c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2pt" fo:font-weight="normal" officeooo:rsid="0019d0f9" officeooo:paragraph-rsid="0019d0f9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weight="normal" officeooo:rsid="0019d0f9" officeooo:paragraph-rsid="0019d0f9" style:font-weight-asian="normal" style:font-weight-complex="normal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officeooo:rsid="001bb20c" style:font-weight-asian="bold" style:font-weight-complex="bold"/>
    </style:style>
    <style:style style:name="T3" style:family="text">
      <style:text-properties officeooo:rsid="001bb2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rnaföll quadrant relation</text:p>
      <text:p text:style-name="P1"/>
      <text:p text:style-name="P1">Hvernig virkar hornaföll</text:p>
      <text:p text:style-name="P5">Þarf að koma mynd af því hvernig hornaföll virka á rétthyrndan þrýhyrning</text:p>
      <text:p text:style-name="P4">Tangens &amp; Cotangens</text:p>
      <text:p text:style-name="P6">Tanges var fyrst notað af stærðfræðingnum Thomas Finck sem kynnti það kringum 1583. Cotangens kemur af orðatiltækinu <text:span text:style-name="T3">mót horn. Nafnið tangent má draga beint af skilgreiningu einingar í hring. Í rétthyrndum þrýhyrning er tangens hlutfallið milli mótlægrar skammhliðar á móti aðlægri skammhlið. Cotangens er hlutfallið milli aðlægrar skammhliðar og mótlægrar skammhliðar. </text:span><text:span text:style-name="T2">Mynd </text:span></text:p>
      <text:p text:style-name="Standard">formúlur</text:p>
      <text:p text:style-name="P1">Uppruni -Palli</text:p>
      <text:p text:style-name="Standard">Fyrstu menn til að nota hornaföll, í hvað og afhverju</text:p>
      <text:p text:style-name="Standard">Þrátt fyrir að fyrsta notkunn hornafalla megi rekja aftur til fornaldar eru flest hornaföll sem notuð eru í dag þróuð á miðöldum. Strengja aðgerðin var uppgvötuð af Hippacrus af Niceru(180-125 fyrir krist) og Ptolemy af Rómversku Egyptalandi(90-165). Hægt er að rekja sinus og cosinus til jyā og koti-jyā sem á rætur í indlandi til Gupra Veldisins. Orðin, sinus og cosinus má rekja til þýðingu orðana úr Sanskrit til arabísku og svo úr arabísku yfir á latnesku.</text:p>
      <text:p text:style-name="Standard"><text:tab/>Not allra sex aðferðanna má rekja til Islamskra stærðfræðinga á 9. öld og er þekkt sem lög sinus sem var notað til að klára þríhyrninga</text:p>
      <text:p text:style-name="P1">Skilgreining - Eyþór</text:p>
      <text:p text:style-name="Standard">Hvað er hornafall</text:p>
      <text:p text:style-name="P1">Notkunn í dag - Sindri</text:p>
      <text:p text:style-name="Standard">í hvað er hornafalla reikningur notaður í í dag</text:p>
      <text:p text:style-name="P1">þróun - Sindri</text:p>
      <text:p text:style-name="Standard">hvernig hefur þetta breyst með tímanum</text:p>
      <text:p text:style-name="P1">Notkunn í forritun - Eyþór</text:p>
      <text:p text:style-name="Standard">Okkar starfsvið er forritun. Hvernig er hægt að nota hornaföll í forritun og hvernig mundum við skrifa upp formúlurnar í C#</text:p>
      <text:p text:style-name="P1">Það sem við vorum í veseni með fyrst en skyljum núna og afhverju – Þurfum að gera þetta saman</text:p>
      <text:p text:style-name="Standard"><text:span text:style-name="Default_20_Paragraph_20_Font"><text:span text:style-name="T1">Kynning – Palli</text:span></text:span></text:p>
      <text:p text:style-name="Standard"><text:span text:style-name="Default_20_Paragraph_20_Font"><text:span text:style-name="T1"/></text:span></text:p>
      <text:p text:style-name="P7"><text:a xlink:type="simple" xlink:href="https://de.wikipedia.org/wiki/Tangens_und_Kotangens" text:style-name="Internet_20_link" text:visited-style-name="Visited_20_Internet_20_Link">https://de.wikipedia.org/wiki/Tangens_und_Kotangens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meta:creation-date>2016-02-25T11:08:00Z</meta:creation-date>
    <dc:date>2016-03-10T20:10:54.336982946</dc:date>
    <meta:editing-cycles>4</meta:editing-cycles>
    <meta:editing-duration>PT43M1S</meta:editing-duration>
    <meta:document-statistic meta:table-count="0" meta:image-count="0" meta:object-count="0" meta:page-count="1" meta:paragraph-count="21" meta:word-count="263" meta:character-count="1656" meta:non-whitespace-character-count="1410"/>
    <meta:template xlink:type="simple" xlink:actuate="onRequest" xlink:title="" xlink:href="Normal"/>
  </office:meta>
</office:document-meta>
</file>